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2.33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cs-CZ</text:p>
          </table:table-cell>
          <table:table-cell office:value-type="string">
            <text:p>Obsahuj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cs-CZ</text:p>
          </table:table-cell>
          <table:table-cell office:value-type="string">
            <text:p>Neobsahuj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cs-CZ</text:p>
          </table:table-cell>
          <table:table-cell office:value-type="string">
            <text:p>Začíná 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cs-CZ</text:p>
          </table:table-cell>
          <table:table-cell office:value-type="string">
            <text:p>Končí 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cs-CZ</text:p>
          </table:table-cell>
          <table:table-cell office:value-type="string">
            <text:p>Obsahuj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cs-CZ</text:p>
          </table:table-cell>
          <table:table-cell office:value-type="string">
            <text:p>Neobsahuj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cs-CZ</text:p>
          </table:table-cell>
          <table:table-cell office:value-type="string">
            <text:p>Začíná 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cs-CZ</text:p>
          </table:table-cell>
          <table:table-cell office:value-type="string">
            <text:p>Končí 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cs-CZ</text:p>
          </table:table-cell>
          <table:table-cell office:value-type="string">
            <text:p>Obsahuj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cs-CZ</text:p>
          </table:table-cell>
          <table:table-cell office:value-type="string">
            <text:p>Neobsahuj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cs-CZ</text:p>
          </table:table-cell>
          <table:table-cell office:value-type="string">
            <text:p>Začíná 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cs-CZ</text:p>
          </table:table-cell>
          <table:table-cell office:value-type="string">
            <text:p>Končí 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cs-CZ</text:p>
          </table:table-cell>
          <table:table-cell office:value-type="string">
            <text:p>Vložit po~známku</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cs-CZ</text:p>
          </table:table-cell>
          <table:table-cell office:value-type="string">
            <text:p>Povolit přiroze~né řazení</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cs-CZ</text:p>
          </table:table-cell>
          <table:table-cell office:value-type="string">
            <text:p>Ulužit ~Grafiku...</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cs-CZ</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cs-CZ</text:p>
          </table:table-cell>
          <table:table-cell office:value-type="string">
            <text:p>Povolit přirozené řazení</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cs-CZ</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cs-CZ</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cs-CZ</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cs-CZ</text:p>
          </table:table-cell>
          <table:table-cell office:value-type="string">
            <text:p>Galer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cs-CZ</text:p>
          </table:table-cell>
          <table:table-cell office:value-type="string">
            <text:p>%PRODUCTNAME Galerie obsahuje více než 2900 obrázků různých téma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cs-CZ</text:p>
          </table:table-cell>
          <table:table-cell office:value-type="string">
            <text:p>Šablon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cs-CZ</text:p>
          </table:table-cell>
          <table:table-cell office:value-type="string">
            <text:p>S šablonamy vytvoříte dokonalý dokument během pár vteři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cs-CZ</text:p>
          </table:table-cell>
          <table:table-cell office:value-type="string">
            <text:p>Vzorové dokument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cs-CZ</text:p>
          </table:table-cell>
          <table:table-cell office:value-type="string">
            <text:p>Podle vzorových dokumentů se můžete inspirova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cs-CZ</text:p>
          </table:table-cell>
          <table:table-cell office:value-type="string">
            <text:p>Dokumentac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cs-CZ</text:p>
          </table:table-cell>
          <table:table-cell office:value-type="string">
            <text:p>%PRODUCTNAME dokumentac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cs-CZ</text:p>
          </table:table-cell>
          <table:table-cell office:value-type="string">
            <text:p>Reklam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cs-CZ</text:p>
          </table:table-cell>
          <table:table-cell office:value-type="string">
            <text:p>%PRODUCTNAME reklamní materiál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cs-CZ</text:p>
          </table:table-cell>
          <table:table-cell office:value-type="string">
            <text:p>Písmo</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cs-CZ</text:p>
          </table:table-cell>
          <table:table-cell office:value-type="string">
            <text:p>Další písma pro %PRODUCTNAME a další aplikac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cs-CZ</text:p>
          </table:table-cell>
          <table:table-cell office:value-type="string">
            <text:p>Imort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cs-CZ</text:p>
          </table:table-cell>
          <table:table-cell office:value-type="string">
            <text:p>Podpora importu SVG formátu</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Uživatelský manuál</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cs-CZ</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Točící se dlaždic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Rotující krychle zvenku</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Otočné kruhy</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Rotující spirá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Rotující krychle zevnitř</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Zmáčknou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Otoči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table:style-name="ce1"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Překlopit dolů</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Rošád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Žaluzie 3D Vertikální</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Žaluzie 3D Horizontální</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Statický</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Rozplynou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cs-CZ</text:p>
          </table:table-cell>
          <table:table-cell office:value-type="string">
            <text:p>Zapnout mřížku pro aktuální list</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cs-CZ</text:p>
          </table:table-cell>
          <table:table-cell office:value-type="string">
            <text:p>Parametry řešitel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cs-CZ</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cs-CZ</text:p>
          </table:table-cell>
          <table:table-cell office:value-type="string">
            <text:p>Vybrat buňku</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cs-CZ</text:p>
          </table:table-cell>
          <table:table-cell office:value-type="string">
            <text:p>Úloh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cs-CZ</text:p>
          </table:table-cell>
          <table:table-cell office:value-type="string">
            <text:p>Maximum</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cs-CZ</text:p>
          </table:table-cell>
          <table:table-cell office:value-type="string">
            <text:p>Minimum</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cs-CZ</text:p>
          </table:table-cell>
          <table:table-cell office:value-type="string">
            <text:p>Měněné buňk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cs-CZ</text:p>
          </table:table-cell>
          <table:table-cell office:value-type="string">
            <text:p>Omezující podmínk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cs-CZ</text:p>
          </table:table-cell>
          <table:table-cell office:value-type="string">
            <text:p>Omezení</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cs-CZ</text:p>
          </table:table-cell>
          <table:table-cell office:value-type="string">
            <text:p>buňk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cs-CZ</text:p>
          </table:table-cell>
          <table:table-cell office:value-type="string">
            <text:p>Omezení</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cs-CZ</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cs-CZ</text:p>
          </table:table-cell>
          <table:table-cell office:value-type="string">
            <text:p>Zruši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cs-CZ</text:p>
          </table:table-cell>
          <table:table-cell office:value-type="string">
            <text:p>Buňka a omezení se neshodují.</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cs-CZ</text:p>
          </table:table-cell>
          <table:table-cell office:value-type="string">
            <text:p>Přida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cs-CZ</text:p>
          </table:table-cell>
          <table:table-cell office:value-type="string">
            <text:p>Změni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cs-CZ</text:p>
          </table:table-cell>
          <table:table-cell office:value-type="string">
            <text:p>Smaza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cs-CZ</text:p>
          </table:table-cell>
          <table:table-cell office:value-type="string">
            <text:p>Řeši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cs-CZ</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cs-CZ</text:p>
          </table:table-cell>
          <table:table-cell office:value-type="string">
            <text:p>Možnost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cs-CZ</text:p>
          </table:table-cell>
          <table:table-cell office:value-type="string">
            <text:p>Uloži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cs-CZ</text:p>
          </table:table-cell>
          <table:table-cell office:value-type="string">
            <text:p>Načí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cs-CZ</text:p>
          </table:table-cell>
          <table:table-cell office:value-type="string">
            <text:p>Zavří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cs-CZ</text:p>
          </table:table-cell>
          <table:table-cell office:value-type="string">
            <text:p>Nelze nalézt řešení</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cs-CZ</text:p>
          </table:table-cell>
          <table:table-cell office:value-type="string">
            <text:p>Nalezeno řešení</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cs-CZ</text:p>
          </table:table-cell>
          <table:table-cell office:value-type="string">
            <text:p>Rozdílné rozměry buně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cs-CZ</text:p>
          </table:table-cell>
          <table:table-cell office:value-type="string">
            <text:p>Překročen <text:s/>maximální počet iterací</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cs-CZ</text:p>
          </table:table-cell>
          <table:table-cell office:value-type="string">
            <text:p>Standardní zachycení výjimk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cs-CZ</text:p>
          </table:table-cell>
          <table:table-cell office:value-type="string">
            <text:p>Vypršel čas řešení</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cs-CZ</text:p>
          </table:table-cell>
          <table:table-cell office:value-type="string">
            <text:p>Výsledek není nastav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cs-CZ</text:p>
          </table:table-cell>
          <table:table-cell office:value-type="string">
            <text:p>Možnost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cs-CZ</text:p>
          </table:table-cell>
          <table:table-cell office:value-type="string">
            <text:p>Předpokládat lineární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cs-CZ</text:p>
          </table:table-cell>
          <table:table-cell office:value-type="string">
            <text:p>Pouze kladné hodnot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cs-CZ</text:p>
          </table:table-cell>
          <table:table-cell office:value-type="string">
            <text:p>Pouze hodnoty typu integ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cs-CZ</text:p>
          </table:table-cell>
          <table:table-cell office:value-type="string">
            <text:p>Řešit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cs-CZ</text:p>
          </table:table-cell>
          <table:table-cell office:value-type="string">
            <text:p>Řešitel</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9">29.03.2008</text:date>, <text:time>23:27:23</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7$Build-9272</meta:generator>
    <meta:creation-date>2007-06-20T13:26:23</meta:creation-date>
    <dc:creator>Martin Vlček</dc:creator>
    <dc:date>2008-03-29T23:25:52</dc:date>
    <meta:editing-cycles>14</meta:editing-cycles>
    <meta:editing-duration>PT2H47M52S</meta:editing-duration>
    <meta:user-defined meta:name="Info 1"/>
    <meta:user-defined meta:name="Info 2"/>
    <meta:user-defined meta:name="Info 3"/>
    <meta:user-defined meta:name="Info 4"/>
    <meta:document-statistic meta:table-count="1" meta:cell-count="1636"/>
  </office:meta>
</office:document-meta>
</file>